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5600000300841840D0A753D0E0.png" manifest:media-type="image/png"/>
  <manifest:file-entry manifest:full-path="Pictures/1000020100000556000003009054978FCF84B5F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20100000556000003009054978FCF84B5F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2010000055600000300841840D0A753D0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1T13:42:24.162367651</meta:creation-date>
    <dc:date>2025-08-11T13:44:32.402704672</dc:date>
    <meta:editing-duration>PT2M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